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77161" officeooo:paragraph-rsid="00177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! &quot; # $ % &amp; ' ( ) * + , - . / 0 1 2 3 4 5 6 7 8 9 : ; &lt; = &gt; ? @ [ \ ] ^ _ ` ‘ ’" text:name="LTw_Punctuation"/>
        <text:user-field-decl office:value-type="string" office:string-value="1" text:name="LTw_datafile_count"/>
        <text:user-field-decl office:value-type="string" office:string-value="/media/winD/Jim/computing/Office/OOo Linguistic Tools/dev/spelling/Andrew Murray - With Christ in the School of Prayer-cut.odt" text:name="LTw_datafile00_path"/>
        <text:user-field-decl office:value-type="string" office:string-value="writerdoc" text:name="LTw_datafile00_type"/>
        <text:user-field-decl office:value-type="string" office:string-value="1" text:name="LTw_datafile00_fieldCount"/>
        <text:user-field-decl office:value-type="string" office:string-value="6" text:name="LTw_datafile00_f00_type"/>
        <text:user-field-decl office:value-type="string" office:string-value="Whole Document" text:name="LTw_datafile00_f00_val"/>
        <text:user-field-decl office:value-type="string" office:string-value="1" text:name="LTw_datafile00_includeMisspell"/>
        <text:user-field-decl office:value-type="string" office:string-value="1" text:name="LTw_datafile00_skipFirstRow"/>
        <text:user-field-decl office:value-type="string" office:string-value="1" text:name="LTw_datafile00_splitPhrases"/>
        <text:user-field-decl office:value-type="string" office:string-value="A" text:name="LTw_column_Word"/>
        <text:user-field-decl office:value-type="string" office:string-value="B" text:name="LTw_column_Correction"/>
        <text:user-field-decl office:value-type="string" office:string-value="C" text:name="LTw_column_Similar Words"/>
        <text:user-field-decl office:value-type="string" office:string-value="D" text:name="LTw_column_Occurrences"/>
        <text:user-field-decl office:value-type="string" office:string-value="E" text:name="LTw_column_Sources"/>
        <text:user-field-decl office:value-type="string" office:string-value="F" text:name="LTw_column_Converted 1"/>
        <text:user-field-decl office:value-type="string" office:string-value="G" text:name="LTw_column_Converted 2"/>
        <text:user-field-decl office:value-type="string" office:string-value="H" text:name="LTw_column_Correct"/>
        <text:user-field-decl office:value-type="string" office:string-value="0" text:name="LTw_MatchLimit"/>
        <text:user-field-decl office:value-type="string" office:string-value="" text:name="LTsp_HasSettings"/>
        <text:user-field-decl office:value-type="string" office:string-value="A" text:name="LTsp_column_Word"/>
        <text:user-field-decl office:value-type="string" office:string-value="B" text:name="LTsp_column_Correction"/>
        <text:user-field-decl office:value-type="string" office:string-value="C" text:name="LTsp_column_Similar Words"/>
        <text:user-field-decl office:value-type="string" office:string-value="D" text:name="LTsp_column_Occurrences"/>
        <text:user-field-decl office:value-type="string" office:string-value="E" text:name="LTsp_column_Sources"/>
        <text:user-field-decl office:value-type="string" office:string-value="F" text:name="LTsp_column_Converted 1"/>
        <text:user-field-decl office:value-type="string" office:string-value="G" text:name="LTsp_column_Converted 2"/>
        <text:user-field-decl office:value-type="string" office:string-value="H" text:name="LTsp_column_Correct"/>
        <text:user-field-decl office:value-type="string" office:string-value="\tx \mb" text:name="LTc_SFM_Markers"/>
      </text:user-field-decls>
      <text:p text:style-name="P1"><text:s text:c="5"/>__________________________________________________________________</text:p>
      <text:p text:style-name="P1"/>
      <text:p text:style-name="P1"><text:s text:c="8"/>Title: With Christ in the School of Prayer</text:p>
      <text:p text:style-name="P1"><text:s text:c="3"/>Creator(s): Murray, Andrew</text:p>
      <text:p text:style-name="P1"><text:s text:c="2"/>Print Basis: Fleming H. Revell</text:p>
      <text:p text:style-name="P1"><text:s text:c="7"/>Rights: Public Domain</text:p>
      <text:p text:style-name="P1">CCEL Subjects: All; Classic; Christian Life</text:p>
      <text:p text:style-name="P1"><text:s text:c="3"/>LC Call no: BV210.M85</text:p>
      <text:p text:style-name="P1"><text:s text:c="2"/>LC Subjects:</text:p>
      <text:p text:style-name="P1"/>
      <text:p text:style-name="P1"><text:s text:c="15"/>Practical theology</text:p>
      <text:p text:style-name="P1"/>
      <text:p text:style-name="P1"><text:s text:c="15"/>Worship (Public and Private) Including the church year, Christian</text:p>
      <text:p text:style-name="P1"><text:s text:c="15"/>symbols, liturgy, prayer, hymnology</text:p>
      <text:p text:style-name="P1"/>
      <text:p text:style-name="P1"><text:s text:c="15"/>Prayer</text:p>
      <text:p text:style-name="P1"><text:s text:c="5"/>__________________________________________________________________</text:p>
      <text:p text:style-name="P1"/>
      <text:p text:style-name="P1"><text:s text:c="34"/>WITH CHRIST</text:p>
      <text:p text:style-name="P1"/>
      <text:p text:style-name="P1">In the School of Prayer</text:p>
      <text:p text:style-name="P1"/>
      <text:p text:style-name="P1"><text:s text:c="4"/>Thoughts on Our Training</text:p>
      <text:p text:style-name="P1"/>
      <text:p text:style-name="P1"><text:s text:c="4"/>for the</text:p>
      <text:p text:style-name="P1"/>
      <text:p text:style-name="P1"><text:s text:c="4"/>Ministry of Intercession</text:p>
      <text:p text:style-name="P1"/>
      <text:p text:style-name="P1"><text:s text:c="2"/>BY</text:p>
      <text:p text:style-name="P1"/>
      <text:p text:style-name="P1">REV. ANDREW MURRAY</text:p>
      <text:p text:style-name="P1"/>
      <text:p text:style-name="P1"><text:s text:c="2"/>Lord, teach us to pray.</text:p>
      <text:p text:style-name="P1"/>
      <text:p text:style-name="P1"><text:s text:c="4"/>NEW YORK <text:s/>CHICAGO <text:s/>TORONTO</text:p>
      <text:p text:style-name="P1"/>
      <text:p text:style-name="P1"><text:s text:c="4"/>Fleming H. Revell Company</text:p>
      <text:p text:style-name="P1"/>
      <text:p text:style-name="P1"><text:s text:c="4"/>Publishers of Evangelical Literature.</text:p>
      <text:p text:style-name="P1"><text:s text:c="5"/>__________________________________________________________________</text:p>
      <text:p text:style-name="P1"/>
      <text:p text:style-name="P1">PREFACE.</text:p>
      <text:p text:style-name="P1"/>
      <text:p text:style-name="P1"><text:s text:c="3"/>----0----</text:p>
      <text:p text:style-name="P1"/>
      <text:p text:style-name="P1"><text:s text:c="3"/>Of all the promises connected with the command, ABIDE IN ME,' there is</text:p>
      <text:p text:style-name="P1"><text:s text:c="3"/>none higher, and none that sooner brings the confession, Not that I</text:p>
      <text:p text:style-name="P1"><text:s text:c="3"/>have already attained, or am already made perfect,' than this: If ye</text:p>
      <text:p text:style-name="P1"><text:s text:c="3"/>abide in me, <text:s/>ask whatsoever ye will, and it shall be done unto you.'</text:p>
      <text:p text:style-name="P1"><text:s text:c="5"/>Power with God is the highest attainment of the life of full abiding.</text:p>
      <text:p text:style-name="P1"/>
      <text:p text:style-name="P1"/>
      <text:p text:style-name="P1"><text:s text:c="3"/>us, and revealing the Father, this makes us true, spiritual</text:p>
      <text:p text:style-name="P1"><text:s text:c="3"/>worshippers.</text:p>
      <text:p text:style-name="P1"/>
      <text:p text:style-name="P1"><text:s text:c="3"/>LORD, TEACH US TO PRAY.'</text:p>
      <text:p text:style-name="P1"/>
      <text:p text:style-name="P1"><text:s text:c="3"/>----0----</text:p>
      <text:p text:style-name="P1"><text:soft-page-break/></text:p>
      <text:p text:style-name="P1"><text:s text:c="3"/>Blessed Lord! <text:s/>I adore the love with which Thou didst teach a woman,</text:p>
      <text:p text:style-name="P1"><text:s text:c="3"/>who had refused Thee a cup of water, what the worship of God must be.</text:p>
      <text:p text:style-name="P1"><text:s text:c="3"/>I rejoice in the assurance that Thou wilt no less now instruct Thy</text:p>
      <text:p text:style-name="P1"><text:s text:c="3"/>disciple, who comes to Thee with a heart that longs to pray in spirit</text:p>
      <text:p text:style-name="P1"><text:s text:c="3"/>and in truth. <text:s/>O my Holy Master! <text:s/>do teach me this blessed secret.</text:p>
      <text:p text:style-name="P1"/>
      <text:p text:style-name="P1"><text:s text:c="3"/>Teach me that the worship in spirit and truth is not of man, but only</text:p>
      <text:p text:style-name="P1"><text:s text:c="3"/>comes from Thee; that it is not only a thing of times and seasons, but</text:p>
      <text:p text:style-name="P1"><text:s text:c="3"/>the outflowing of a life in Thee. <text:s/>Teach me to draw near to God in</text:p>
      <text:p text:style-name="P1"><text:s text:c="3"/>prayer under the deep impression of my ignorance and my having nothing</text:p>
      <text:p text:style-name="P1"><text:s text:c="3"/>in myself to offer Him, and at the same time of the provision Thou, my</text:p>
      <text:p text:style-name="P1"><text:s text:c="3"/>Saviour, makest for the Spirit's breathing in my childlike</text:p>
      <text:p text:style-name="P1"><text:s text:c="3"/>stammerings. <text:s/>I do bless Thee that in Thee I am a child, and have a</text:p>
      <text:p text:style-name="P1"><text:s text:c="3"/>child's liberty of access; that in Thee I have the spirit of Sonship</text:p>
      <text:p text:style-name="P1"><text:s text:c="3"/>and of worship in truth. <text:s/>Teach me, above all, Blessed Son of the</text:p>
      <text:p text:style-name="P1"><text:s text:c="3"/>Father, how it is the revelation of the Father that gives confidence in</text:p>
      <text:p text:style-name="P1"><text:s text:c="3"/>prayer; and let the infinite Fatherliness of God's Heart be my joy and</text:p>
      <text:p text:style-name="P1"><text:s text:c="3"/>strength for a life of prayer and of <text:s/>worship. <text:s/>Amen.</text:p>
      <text:p text:style-name="P1"><text:s text:c="5"/>__________________________________________________________________</text:p>
      <text:p text:style-name="P1"/>
      <text:p text:style-name="P1">THIRD LESSON.</text:p>
      <text:p text:style-name="P1"/>
      <text:p text:style-name="P1"><text:s text:c="2"/>Pray to thy Father, which is in secret;'</text:p>
      <text:p text:style-name="P1"/>
      <text:p text:style-name="P1"><text:s text:c="2"/>Or, <text:s text:c="3"/>Alone with God.</text:p>
      <text:p text:style-name="P1"/>
      <text:p text:style-name="P1"><text:s text:c="3"/>But thou, when thou prayest, enter into thine inner chamber, and having</text:p>
      <text:p text:style-name="P1"><text:s text:c="3"/>shut thy door, pray to thy Father which is in secret, and thy Father</text:p>
      <text:p text:style-name="P1"><text:s text:c="3"/>which seeth in secret shall recompense thee'--Matt. vi. 6.</text:p>
      <text:p text:style-name="P1"/>
      <text:p text:style-name="P1"><text:s text:c="3"/>AFTER Jesus had called His first disciples, He gave them their first</text:p>
      <text:p text:style-name="P1"><text:s text:c="3"/>public teaching in the Sermon on the Mount. <text:s/>He there expounded to them</text:p>
      <text:p text:style-name="P1"><text:s text:c="3"/>the kingdom of God, its laws and its life. <text:s/>In that kingdom God is not</text:p>
      <text:p text:style-name="P1"><text:s text:c="3"/>only King, but Father, He not only gives all, but is Himself all. <text:s/>In</text:p>
      <text:p text:style-name="P1"><text:s text:c="3"/>the knowledge and fellowship of Him alone is its blessedness. <text:s/>Hence it</text:p>
      <text:p text:style-name="P1"><text:s text:c="3"/>came as a matter of course that the revelation of prayer and the</text:p>
      <text:p text:style-name="P1"><text:s text:c="3"/>prayer-life was a part of His teaching concerning the New Kingdom He</text:p>
      <text:p text:style-name="P1"><text:s text:c="3"/>came to set up. <text:s/>Moses gave neither command nor regulation with regard</text:p>
      <text:p text:style-name="P1"><text:s text:c="3"/>to prayer: <text:s/>even the prophets say little directly of the duty of</text:p>
      <text:p text:style-name="P1"><text:s text:c="3"/>prayer; it is Christ who teaches to pray.</text:p>
      <text:p text:style-name="P1"/>
      <text:p text:style-name="P1"><text:s text:c="3"/>And the first thing the Lord teaches His disciples is that they must</text:p>
      <text:p text:style-name="P1"><text:s text:c="3"/>have a secret place for prayer; every one must have some solitary spot</text:p>
      <text:p text:style-name="P1"><text:s text:c="3"/>where he can be alone with his God. <text:s/>Every teacher must have a</text:p>
      <text:p text:style-name="P1"><text:s text:c="3"/>schoolroom. <text:s/>We have learnt to know and accept Jesus as our only</text:p>
      <text:p text:style-name="P1"><text:s text:c="3"/>teacher in the school of prayer. <text:s/>He has already taught us at Samaria</text:p>
      <text:p text:style-name="P1"><text:s text:c="3"/>that worship is no longer confined to times and places; that worship,</text:p>
      <text:p text:style-name="P1"><text:s text:c="3"/>spiritual true worship, is a thing of the spirit and the life; the</text:p>
      <text:p text:style-name="P1"><text:s text:c="3"/>whole man must in his whole life be worship in spirit and truth. <text:s/>And</text:p>
      <text:p text:style-name="P1"><text:s text:c="3"/>yet He wants each one to choose for himself the fixed spot where He can</text:p>
      <text:p text:style-name="P1"><text:s text:c="3"/>daily meet him. <text:s/>That inner chamber, that solitary place, is Jesus'</text:p>
      <text:p text:style-name="P1"><text:s text:c="3"/>schoolroom. <text:s/>That spot may be anywhere; that spot may change from day</text:p>
      <text:p text:style-name="P1"><text:s text:c="3"/>to day if we have to change our abode; but that secret place there must</text:p>
      <text:p text:style-name="P1"><text:s text:c="3"/>be, with the quiet time in which the pupil places himself in the</text:p>
      <text:p text:style-name="P1"><text:s text:c="3"/>Master's presence, to be by Him prepared to worship the Father. <text:s/>There</text:p>
      <text:p text:style-name="P1"><text:s text:c="3"/>alone, but there most surely, Jesus comes to us to teach us to pray.</text:p>
      <text:p text:style-name="P1"/>
      <text:p text:style-name="P1"><text:soft-page-break/><text:s text:c="3"/>A teacher is always anxious that his schoolroom should be bright and</text:p>
      <text:p text:style-name="P1"><text:s text:c="3"/>attractive, filled with the light and air of heaven, a place where</text:p>
      <text:p text:style-name="P1"><text:s text:c="3"/>pupils long to come, and love to stay. <text:s/>In His first words on prayer in</text:p>
      <text:p text:style-name="P1"><text:s text:c="3"/>the Sermon on the Mount, Jesus seeks to set the inner chamber before us</text:p>
      <text:p text:style-name="P1"><text:s text:c="3"/>in its most attractive light. <text:s/>If we listen carefully, we soon notice</text:p>
      <text:p text:style-name="P1"><text:s text:c="3"/>what the chief thing is He has to tell us of our tarrying there. <text:s/>Three</text:p>
      <text:p text:style-name="P1"><text:s text:c="3"/>times He uses the name of Father: <text:s/>Pray to thy Father;' <text:s/>Thy Father</text:p>
      <text:p text:style-name="P1"><text:s text:c="3"/>shall recompense thee;' Your Father knoweth what things ye have need</text:p>
      <text:p text:style-name="P1"><text:s text:c="3"/>of.' <text:s/>The first thing in closet-prayer is: <text:s/>I must meet my Father. <text:s/>The</text:p>
      <text:p text:style-name="P1"><text:s text:c="3"/>light that shines in the closet must be: <text:s/>the light of the Father's</text:p>
      <text:p text:style-name="P1"><text:s text:c="3"/>countenance. <text:s/>The fresh air from heaven with which Jesus would have it</text:p>
      <text:p text:style-name="P1"><text:s text:c="3"/>filled, the atmosphere in which I am to breathe and pray, is: <text:s/>God's</text:p>
      <text:p text:style-name="P1"><text:s text:c="3"/>Father-love, God's infinite Fatherliness. <text:s/>Thus each thought or</text:p>
      <text:p text:style-name="P1"><text:s text:c="3"/>petition we breathe out will be simple, hearty, childlike trust in the</text:p>
      <text:p text:style-name="P1"><text:s text:c="3"/>Father. <text:s/>This is how the Master teaches us to pray: <text:s/>He brings us into</text:p>
      <text:p text:style-name="P1"><text:s text:c="3"/>the Father's living presence. <text:s/>What we pray there must avail. <text:s/>Let us</text:p>
      <text:p text:style-name="P1"><text:s text:c="3"/>listen carefully to hear what the Lord has to say to us.</text:p>
      <text:p text:style-name="P1"/>
      <text:p text:style-name="P1"><text:s text:c="3"/>First, Pray to thy Father which is in secret.' <text:s/>God is a God who hides</text:p>
      <text:p text:style-name="P1"><text:s text:c="3"/>Himself to the carnal eye. <text:s/>As long as in our worship of God we are</text:p>
      <text:p text:style-name="P1"><text:s text:c="3"/>chiefly occupied with our own thoughts and exercises, we shall not meet</text:p>
      <text:p text:style-name="P1"><text:s text:c="3"/>Him who is a Spirit, the unseen One. <text:s/>But to the man who withdraws</text:p>
      <text:p text:style-name="P1"><text:s text:c="3"/>himself from all that is of the world and man, and prepares to wait</text:p>
      <text:p text:style-name="P1"><text:s text:c="3"/>upon God alone, the Father will reveal Himself. <text:s/>As he forsakes and</text:p>
      <text:p text:style-name="P1"><text:s text:c="3"/>gives up and shuts out the world, and the life of the world, and</text:p>
      <text:p text:style-name="P1"><text:s text:c="2"/></text:p>
      <text:p text:style-name="P1"><text:s text:c="3"/>it needs for itself; and yet it soon learns to say, Give some for</text:p>
      <text:p text:style-name="P1"><text:s text:c="3"/>sister too. <text:s/>But the grown-up son, who only lives for the father's</text:p>
      <text:p text:style-name="P1"><text:s text:c="3"/>interest and takes charge of the father's business, asks more largely,</text:p>
      <text:p text:style-name="P1"><text:s text:c="3"/>and gets all that is asked. <text:s/>And Jesus would train us to the blessed</text:p>
      <text:p text:style-name="P1"><text:s text:c="3"/>life of consecration and service, in which our interests are all</text:p>
      <text:p text:style-name="P1"><text:s text:c="3"/>subordinate to the Name, and the Kingdom, and the Will of the Father.</text:p>
      <text:p text:style-name="P1"><text:s text:c="3"/>O let us live for this, and let, on each act of adoration, Our Father!</text:p>
      <text:p text:style-name="P1"><text:s text:c="3"/>there follow in the same breath Thy Name, Thy Kingdom, Thy Will;--for</text:p>
      <text:p text:style-name="P1"><text:s text:c="3"/>this we look up and long.</text:p>
      <text:p text:style-name="P1"/>
      <text:p text:style-name="P1"><text:s text:c="3"/>Hallowed be Thy name.' <text:s/>What name? <text:s/>This new name of Father. <text:s/>The word</text:p>
      <text:p text:style-name="P1"><text:s text:c="3"/>Holy is the central word of the Old Testament; the name Father of the</text:p>
      <text:p text:style-name="P1"><text:s text:c="3"/>New. <text:s/>In this name of Love all the holiness and glory of God are now to</text:p>
      <text:p text:style-name="P1"><text:s text:c="3"/>be revealed. <text:s/>And how is the name to be hallowed? <text:s/>By God Himself: <text:s/>I</text:p>
      <text:p text:style-name="P1"><text:s text:c="3"/>will hallow My great name which ye have profaned.' <text:s/>Our prayer must be</text:p>
      <text:p text:style-name="P1"><text:s text:c="3"/>that in ourselves, in all God's children, in presence of the world, God</text:p>
      <text:p text:style-name="P1"><text:s text:c="3"/>Himself would reveal the holiness, the Divine power, the hidden glory</text:p>
      <text:p text:style-name="P1"><text:s text:c="3"/>of the name of Father. <text:s/>The Spirit of the Father is the Holy Spirit:</text:p>
      <text:p text:style-name="P1"><text:s text:c="3"/>it is only when we yield ourselves to be led of Him, that the name will</text:p>
      <text:p text:style-name="P1"><text:s text:c="3"/>be hallowed in our prayers and our lives. <text:s/>Let us learn the prayer:</text:p>
      <text:p text:style-name="P1"><text:s text:c="3"/>Our Father, hallowed be Thy name.'</text:p>
      <text:p text:style-name="P1"/>
      <text:p text:style-name="P1"><text:s text:c="3"/>Thy kingdom come.' <text:s/>The Father is a King and has a kingdom. <text:s/>The son</text:p>
      <text:p text:style-name="P1"><text:s text:c="3"/>and heir of a king has no higher ambition than the glory of his</text:p>
      <text:p text:style-name="P1"><text:s text:c="3"/>father's kingdom. <text:s/>In time of war or danger this becomes his passion;</text:p>
      <text:p text:style-name="P1"><text:s text:c="3"/>he can think of nothing else. <text:s/>The children of the Father are here in</text:p>
      <text:p text:style-name="P1"><text:s text:c="3"/>the enemy's territory, where the kingdom, which is in heaven, is not</text:p>
      <text:p text:style-name="P1"><text:s text:c="3"/>yet fully manifested. <text:s/>What more natural than that, when they learn to</text:p>
      <text:p text:style-name="P1"><text:s text:c="3"/>hallow the Father-name, they should long and cry with deep enthusiasm:</text:p>
      <text:p text:style-name="P1"><text:s text:c="3"/>Thy kingdom come.' <text:s/>The coming of the kingdom is the one great event on</text:p>
      <text:p text:style-name="P1"><text:s text:c="3"/>which the revelation of the Father's glory, the blessedness of His</text:p>
      <text:p text:style-name="P1"><text:s text:c="3"/>children, the salvation of the world depends. <text:s/>On our prayers too the</text:p>
      <text:p text:style-name="P1"><text:soft-page-break/><text:s text:c="3"/>coming of the kingdom waits. <text:s/>Shall we not join in the deep longing cry</text:p>
      <text:p text:style-name="P1"><text:s text:c="3"/>of the redeemed: <text:s/>Thy kingdom come'? <text:s/>Let us learn it in the school of</text:p>
      <text:p text:style-name="P1"><text:s text:c="3"/>Jesus.</text:p>
      <text:p text:style-name="P1"/>
      <text:p text:style-name="P1"><text:s text:c="3"/>Thy will be done, as in heaven, so on earth.' <text:s/>This petition is too</text:p>
      <text:p text:style-name="P1"><text:s text:c="3"/>frequently applied alone to the suffering <text:s/>of the will of God. <text:s/>In</text:p>
      <text:p text:style-name="P1"><text:s text:c="3"/>heaven God's will is done, and the Master teaches the child to ask that</text:p>
      <text:p text:style-name="P1"><text:s text:c="3"/>the will may be done on earth just as in heaven: <text:s/>in the spirit of</text:p>
      <text:p text:style-name="P1"><text:s text:c="3"/>adoring submission and ready obedience. <text:s/>Because the will of God is the</text:p>
      <text:p text:style-name="P1"><text:s text:c="3"/>glory of heaven, the doing of it is the blessedness of heaven. <text:s/>As the</text:p>
      <text:p text:style-name="P1"><text:s text:c="3"/>will is done, the kingdom of heaven comes into the heart. <text:s/>And wherever</text:p>
      <text:p text:style-name="P1"><text:s text:c="3"/>faith has accepted the Father's love, obedience accepts the Father's</text:p>
      <text:p text:style-name="P1"><text:s text:c="3"/>will. <text:s/>The surrender to, and the prayer for a life of heaven-like</text:p>
      <text:p text:style-name="P1"><text:s text:c="3"/>obedience, is the spirit of childlike prayer.</text:p>
      <text:p text:style-name="P1"/>
      <text:p text:style-name="P1"><text:s text:c="3"/>Give us this day our daily bread.' <text:s/>When first the child has yielded</text:p>
      <text:p text:style-name="P1"><text:s text:c="3"/>himself to the Father in the care for His Name, His Kingdom, and His</text:p>
      <text:p text:style-name="P1"><text:s text:c="3"/>Will, he has full liberty to ask for his daily bread. <text:s/>A master cares</text:p>
      <text:p text:style-name="P1"><text:s text:c="3"/>for the food of his servant, a general of his soldiers, a father of his</text:p>
      <text:p text:style-name="P1"><text:s text:c="3"/>child. <text:s/>And will not the Father in heaven care for the child who has in</text:p>
      <text:p text:style-name="P1"><text:s text:c="3"/>prayer given himself up to His interests? <text:s/>We may indeed in full</text:p>
      <text:p text:style-name="P1"><text:s text:c="3"/>confidence say: <text:s/>Father, I live for Thy honour and Thy work; I know</text:p>
      <text:p text:style-name="P1"><text:s text:c="3"/>Thou carest for me. <text:s/>Consecration to God and His will gives wonderful</text:p>
      <text:p text:style-name="P1"><text:s text:c="3"/>liberty in prayer for temporal things: <text:s/>the whole earthly life is given</text:p>
      <text:p text:style-name="P1"><text:s text:c="3"/>to the Father's loving care.</text:p>
      <text:p text:style-name="P1"/>
      <text:p text:style-name="P1"><text:s text:c="3"/>And forgive us our debts, as we also have forgiven our debtors.' <text:s/>As</text:p>
      <text:p text:style-name="P1"><text:s text:c="3"/>bread is the first need of the body, so forgiveness for the soul. <text:s/>And</text:p>
      <text:p text:style-name="P1"><text:s text:c="3"/>the provision for the one is as sure as for the other. <text:s/>We are children</text:p>
      <text:p text:style-name="P1"><text:s text:c="3"/>but sinners too; our right of access to the Father's presence we owe to</text:p>
      <text:p text:style-name="P1"><text:s text:c="3"/>the precious blood and the forgiveness it has won for us. <text:s/>Let us</text:p>
      <text:p text:style-name="P1"><text:s text:c="3"/>beware of the prayer for forgiveness becoming a formality: <text:s/>only what</text:p>
      <text:p text:style-name="P1"><text:s text:c="3"/>is really confessed is really forgiven. <text:s/>Let us in faith accept the</text:p>
      <text:p text:style-name="P1"><text:s text:c="3"/>forgiveness as promised: <text:s/>as a spiritual reality, an actual transaction</text:p>
      <text:p text:style-name="P1"><text:s text:c="3"/>between God and us, it is the entrance into all the Father's love and</text:p>
      <text:p text:style-name="P1"><text:s text:c="3"/>all the privileges of children. <text:s/>Such forgiveness, as a living</text:p>
      <text:p text:style-name="P1"><text:s text:c="3"/>experience, is impossible without a forgiving spirit to others: <text:s/>as</text:p>
      <text:p text:style-name="P1"><text:s text:c="3"/>forgiven expresses the heavenward, so forgiving the earthward, relation</text:p>
      <text:p text:style-name="P1"><text:s text:c="3"/>of God's child. <text:s/>In each prayer to the Father I must be able to say</text:p>
      <text:p text:style-name="P1"><text:s text:c="3"/>that I know of no one whom I do not heartily love.</text:p>
      <text:p text:style-name="P1"/>
      <text:p text:style-name="P1"><text:s text:c="3"/>And lead us not into temptation, but deliver us from the evil one.'</text:p>
      <text:p text:style-name="P1"><text:s text:c="3"/>Our daily bread, the pardon of our sins, and then our being kept from</text:p>
      <text:p text:style-name="P1"><text:s text:c="3"/>all sin and the power of the evil one, in these three petitions all our</text:p>
      <text:p text:style-name="P1"><text:s text:c="3"/>personal need is comprehended. <text:s/>The prayer for bread and pardon must be</text:p>
      <text:p text:style-name="P1"><text:s text:c="3"/>accompanied by the surrender to live in all things in holy obedience to</text:p>
      <text:p text:style-name="P1"><text:s text:c="3"/>the Father's will, and the believing prayer in everything to be kept by</text:p>
      <text:p text:style-name="P1"><text:s text:c="3"/>the power of the indwelling Spirit from the power of the evil one.</text:p>
      <text:p text:style-name="P1"/>
      <text:p text:style-name="P1"><text:s text:c="3"/>Children of God! it is thus Jesus would have us to pray to the Father</text:p>
      <text:p text:style-name="P1"><text:s text:c="3"/>in heaven. <text:s/>O let His Name, and Kingdom, and Will, have the first place</text:p>
      <text:p text:style-name="P1"><text:s text:c="3"/>in our love; His providing, and pardoning, and keeping love will be our</text:p>
      <text:p text:style-name="P1"><text:s text:c="3"/>sure portion. <text:s/>So the prayer will lead us up to the true child-life:</text:p>
      <text:p text:style-name="P1"><text:s text:c="3"/>the Father all to the child, the Father all for the child. <text:s/>We shall</text:p>
      <text:p text:style-name="P1"><text:s text:c="3"/>understand how Father and child, the Thine and the Our, are all one,</text:p>
      <text:p text:style-name="P1"><text:s text:c="3"/>and how the heart that begins its prayer with the God-devoted THINE,</text:p>
      <text:p text:style-name="P1"><text:s text:c="3"/>will have the power in faith to speak out the OUR too. <text:s/>Such prayer</text:p>
      <text:p text:style-name="P1"><text:s text:c="3"/>will, indeed, be the fellowship and interchange of love, always</text:p>
      <text:p text:style-name="P1"><text:soft-page-break/><text:s text:c="3"/>bringing us back in trust and worship to Him who is not only the</text:p>
      <text:p text:style-name="P1"><text:s text:c="3"/>Beginning but the End: <text:s/>FOR THINE IS THE KINGDOM, AND THE POWER, AND</text:p>
      <text:p text:style-name="P1"><text:s text:c="3"/>THE GLORY, FOR EVER, AMEN.' <text:s/>Son of the Father, teach us to pray, OUR</text:p>
      <text:p text:style-name="P1"><text:s text:c="3"/>FATHER.'</text:p>
      <text:p text:style-name="P1"/>
      <text:p text:style-name="P1"><text:s text:c="3"/>LORD, TEACH US TO PRAY.'</text:p>
      <text:p text:style-name="P1"/>
      <text:p text:style-name="P1"><text:s text:c="3"/>----0----</text:p>
      <text:p text:style-name="P1"/>
      <text:p text:style-name="P1"><text:s text:c="3"/>O Thou who art the only-begotten Son, teach us, we beseech Thee, to</text:p>
      <text:p text:style-name="P1"><text:s text:c="3"/>pray, OUR FATHER.' <text:s/>We thank Thee, Lord, for these Living Blessed Words</text:p>
      <text:p text:style-name="P1"><text:s text:c="3"/>which Thou has given us. <text:s/>We thank Thee for the millions who in them</text:p>
      <text:p text:style-name="P1"><text:s text:c="3"/>have learnt to know and worship the Father, and for what they have been</text:p>
      <text:p text:style-name="P1"><text:s text:c="3"/>to us. <text:s/>Lord! it is as if we needed days and weeks in Thy school with</text:p>
      <text:p text:style-name="P1"><text:s text:c="3"/>each separate petition; so deep and full are they. <text:s/>But we look to Thee</text:p>
      <text:p text:style-name="P1"><text:s text:c="3"/>to lead us deeper into their meaning: <text:s/>do it, we pray Thee, for Thy</text:p>
      <text:p text:style-name="P1"><text:s text:c="3"/>Name's sake; Thy name is Son of the Father.</text:p>
      <text:p text:style-name="P1"/>
      <text:p text:style-name="P1"><text:s text:c="3"/>Lord! <text:s/>Thou didst once say: <text:s/>No man knoweth the Father save the Son,</text:p>
      <text:p text:style-name="P1"><text:s text:c="3"/>and he to whom the Son willeth to reveal Him.' <text:s/>And again: <text:s/>I made</text:p>
      <text:p text:style-name="P1"><text:s text:c="3"/>known unto them Thy name, and will make it known, that the love</text:p>
      <text:p text:style-name="P1"><text:s text:c="3"/>wherewith Thou hast loved Me may be in them.' <text:s/>Lord Jesus! reveal to us</text:p>
      <text:p text:style-name="P1"><text:s text:c="3"/>the Father. <text:s/>Let His name, His infinite Father-love, the love with</text:p>
      <text:p text:style-name="P1"><text:s text:c="3"/>which He loved Thee, according to Thy prayer, BE IN US. <text:s/>Then shall we</text:p>
      <text:p text:style-name="P1"><text:s text:c="3"/>say aright, OUR FATHER!' <text:s/>Then shall we apprehend Thy teaching, and the</text:p>
      <text:p text:style-name="P1"><text:s text:c="3"/>first spontaneous breathing of our heart will be: <text:s/>Our Father, Thy</text:p>
      <text:p text:style-name="P1"><text:s text:c="3"/>Name, Thy Kingdom, Thy Will.' <text:s/>And we shall bring our needs and our</text:p>
      <text:p text:style-name="P1"><text:s text:c="3"/>sins and our temptations to Him in the confidence that the love of such</text:p>
      <text:p text:style-name="P1"><text:s text:c="3"/>a Father care for all.</text:p>
      <text:p text:style-name="P1"/>
      <text:p text:style-name="P1"><text:s text:c="3"/>Blessed Lord! we are Thy scholars, we trust Thee; do teach us to pray,</text:p>
      <text:p text:style-name="P1"><text:s text:c="3"/>OUR FATHER.' <text:s/>Amen.</text:p>
      <text:p text:style-name="P1"><text:s text:c="5"/>__________________________________________________________________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WenQuanYi Zen Hei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3:43:22</dc:date>
    <dc:creator>Jim Kornelsen</dc:creator>
    <meta:generator>LibreOffice/4.0.1.2$Linux_x86 LibreOffice_project/400m0$Build-2</meta:generator>
    <meta:editing-duration>P0D</meta:editing-duration>
    <meta:editing-cycles>1</meta:editing-cycles>
    <meta:document-statistic meta:table-count="0" meta:image-count="0" meta:object-count="0" meta:page-count="5" meta:paragraph-count="221" meta:word-count="2421" meta:character-count="13814" meta:non-whitespace-character-count="10754"/>
  </office:meta>
</office:document-meta>
</file>